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18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21" style:family="paragraph" style:parent-style-name="Standard" style:list-style-name="L1">
      <style:text-properties officeooo:rsid="000bccc1" officeooo:paragraph-rsid="000bccc1" fo:background-color="transparent"/>
    </style:style>
    <style:style style:name="P22" style:family="paragraph" style:parent-style-name="Standard" style:list-style-name="L1">
      <style:text-properties officeooo:rsid="0004e003" officeooo:paragraph-rsid="0004e003" fo:background-color="transparent"/>
    </style:style>
    <style:style style:name="P23" style:family="paragraph" style:parent-style-name="Standard" style:list-style-name="L1">
      <style:text-properties officeooo:rsid="00088b88" officeooo:paragraph-rsid="00088b88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095eac" style:font-weight-asian="normal" style:font-weight-complex="normal"/>
    </style:style>
    <style:style style:name="T4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5" style:family="text">
      <style:text-properties style:text-underline-style="none" fo:font-weight="normal" officeooo:rsid="00095eac" fo:background-color="#00ff00" loext:char-shading-value="0" style:font-weight-asian="normal" style:font-weight-complex="normal"/>
    </style:style>
    <style:style style:name="T6" style:family="text">
      <style:text-properties style:text-underline-style="none" fo:font-weight="normal" officeooo:rsid="0003c254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03c254" style:font-size-asian="10.5pt" style:font-weight-asian="normal" style:font-weight-complex="normal" fo:background-color="#ffffff"/>
    </style:style>
    <style:style style:name="T10" style:family="text">
      <style:text-properties officeooo:rsid="00073068"/>
    </style:style>
    <style:style style:name="T11" style:family="text">
      <style:text-properties officeooo:rsid="00095eac" fo:background-color="#00ff7f" loext:char-shading-value="0"/>
    </style:style>
    <style:style style:name="T12" style:family="text">
      <style:text-properties officeooo:rsid="00095eac"/>
    </style:style>
    <style:style style:name="T13" style:family="text">
      <style:text-properties fo:background-color="#00ff00" loext:char-shading-value="0"/>
    </style:style>
    <style:style style:name="T14" style:family="text">
      <style:text-properties officeooo:rsid="00095eac" fo:background-color="#00ff00" loext:char-shading-value="0"/>
    </style:style>
    <style:style style:name="T15" style:family="text">
      <style:text-properties officeooo:rsid="000edd1f" fo:background-color="#00ff00" loext:char-shading-value="0"/>
    </style:style>
    <style:style style:name="T16" style:family="text">
      <style:text-properties officeooo:rsid="0003c254" fo:background-color="#00ff00" loext:char-shading-value="0" style:font-size-asian="10.5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95eac" fo:background-color="transparent" loext:char-shading-value="0"/>
    </style:style>
    <style:style style:name="T19" style:family="text">
      <style:text-properties officeooo:rsid="000edd1f" fo:background-color="transparent" loext:char-shading-value="0"/>
    </style:style>
    <style:style style:name="T20" style:family="text">
      <style:text-properties officeooo:rsid="000b30e8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0bccc1" fo:background-color="#ffffff" loext:char-shading-value="0"/>
    </style:style>
    <style:style style:name="T23" style:family="text">
      <style:text-properties officeooo:rsid="000edd1f"/>
    </style:style>
    <style:style style:name="T24" style:family="text">
      <style:text-properties officeooo:rsid="000efee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1270138153" text:style-name="L1">
        <text:list-item>
          <text:p text:style-name="P6">Units: </text:p>
          <text:list>
            <text:list-item>
              <text:p text:style-name="P5"><text:span text:style-name="T2">- </text:span><text:span text:style-name="T6">movement</text:span></text:p>
              <text:list>
                <text:list-item>
                  <text:p text:style-name="P21"><text:span text:style-name="T2">- </text:span><text:span text:style-name="T7">draw arrow for movement</text:span></text:p>
                </text:list-item>
                <text:list-item>
                  <text:p text:style-name="P19">- <text:span text:style-name="T16">calculate reachable area</text:span></text:p>
                </text:list-item>
                <text:list-item>
                  <text:p text:style-name="P22"><text:span text:style-name="T2">- </text:span><text:span text:style-name="T1">battle</text:span></text:p>
                  <text:list>
                    <text:list-item>
                      <text:p text:style-name="P19">- <text:span text:style-name="T13">find attackable tiles, find attackable units</text:span></text:p>
                    </text:list-item>
                    <text:list-item>
                      <text:p text:style-name="P19">- <text:span text:style-name="T13">calculate damage</text:span><text:span text:style-name="T15">(based on the units, the tiles they stand on </text:span><text:span text:style-name="T23">and the CO) </text:span></text:p>
                    </text:list-item>
                    <text:list-item>
                      <text:p text:style-name="P19">- <text:span text:style-name="T13">check healt of the units </text:span><text:span text:style-name="T15">and destroy if below 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1">- </text:span><text:span text:style-name="T7">Anti-Air, APC,</text:span><text:span text:style-name="T1"> </text:span><text:span text:style-name="T4">Tank,</text:span><text:span text:style-name="T1"> </text:span><text:span text:style-name="T7">Artillery, Rocket, </text:span><text:span text:style-name="T9">Missile</text:span><text:span text:style-name="T1">, Megatank, </text:span><text:span text:style-name="T7">Recon</text:span><text:span text:style-name="T1">, </text:span><text:span text:style-name="T7">Infantry</text:span><text:span text:style-name="T1">, <text:tab/></text:span><text:span text:style-name="T5">MediumTank</text:span><text:span text:style-name="T1">, </text:span><text:span text:style-name="T7">Mech,</text:span><text:span text:style-name="T1"> T-Copter, B-Copter, Bomber, Fighter, Lander, Battleship, <text:tab/>Cruiser, Sub</text:span></text:p>
            </text:list-item>
          </text:list>
        </text:list-item>
        <text:list-item>
          <text:p text:style-name="P7">Tiles:</text:p>
          <text:list>
            <text:list-item>
              <text:p text:style-name="P8">- <text:span text:style-name="T13">plain, forest</text:span><text:span text:style-name="T14">(</text:span><text:span text:style-name="T18">edges, variations)</text:span>, <text:span text:style-name="T13">road/bridge</text:span><text:span text:style-name="T14">(straight</text:span><text:span text:style-name="T11">,</text:span><text:span text:style-name="T18"> crossing, turns, </text:span><text:span text:style-name="T19">land to water</text:span><text:span text:style-name="T18">)</text:span>, <text:span text:style-name="T13">mountain</text:span><text:span text:style-name="T11">(</text:span><text:span text:style-name="T18">variations)</text:span><text:span text:style-name="T17">,</text:span> river <text:span text:style-name="T20">(crossing, turns, straight)</text:span>, shoal <text:span text:style-name="T12">(straight, edges)</text:span>, <text:s text:c="2"/><text:tab/> sea, reef </text:p>
            </text:list-item>
            <text:list-item>
              <text:p text:style-name="P8">- <text:span text:style-name="T13">properties</text:span>: <text:span text:style-name="T13">facility</text:span>, airport, harbor <text:span text:style-name="T12">(</text:span><text:span text:style-name="T14">buy units</text:span><text:span text:style-name="T22">(generic list)</text:span><text:span text:style-name="T14">, show details</text:span><text:span text:style-name="T12">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20">- <text:span text:style-name="T15">team consists of: name, its units, owned properties, available units, enemy teams and a teamcolor</text:span></text:p>
            </text:list-item>
            <text:list-item>
              <text:p text:style-name="P20"><text:span text:style-name="T23">-</text:span> <text:span text:style-name="T13">generic teams</text:span></text:p>
            </text:list-item>
            <text:list-item>
              <text:p text:style-name="P19">- </text:p>
            </text:list-item>
          </text:list>
        </text:list-item>
        <text:list-item>
          <text:p text:style-name="P12">Commanders (general):</text:p>
          <text:list>
            <text:list-item>
              <text:p text:style-name="P12">- have stronger or weaker units</text:p>
            </text:list-item>
            <text:list-item>
              <text:p text:style-name="P12">- have weak („power“) and strong („ultimate“) ability</text:p>
            </text:list-item>
            <text:list-item>
              <text:p text:style-name="P12">- have a story</text:p>
            </text:list-item>
            <text:list-item>
              <text:p text:style-name="P12">- gfx</text:p>
            </text:list-item>
            <text:list-item>
              <text:p text:style-name="P12"/>
            </text:list-item>
          </text:list>
        </text:list-item>
        <text:list-item>
          <text:p text:style-name="P7">Gamerules<text:span text:style-name="T21">:</text:span></text:p>
          <text:list>
            <text:list-item>
              <text:p text:style-name="P8">- turn based<text:span text:style-name="T23">(Supply by APC, subtract fuel (destroy units that go below 0), gather all funds, heal units on properties, subtract funds for healing, increase ult-meter, </text:span></text:p>
            </text:list-item>
            <text:list-item>
              <text:p text:style-name="P8">- gather funds</text:p>
            </text:list-item>
            <text:list-item>
              <text:p text:style-name="P13">- </text:p>
            </text:list-item>
          </text:list>
        </text:list-item>
        <text:list-item>
          <text:p text:style-name="P13">Menus: </text:p>
          <text:list>
            <text:list-item>
              <text:p text:style-name="P14">Context menu for</text:p>
              <text:list>
                <text:list-item>
                  <text:p text:style-name="P14">- tile</text:p>
                  <text:list>
                    <text:list-item>
                      <text:p text:style-name="P14">- info</text:p>
                    </text:list-item>
                    <text:list-item>
                      <text:p text:style-name="P14">- end turn</text:p>
                    </text:list-item>
                    <text:list-item>
                      <text:p text:style-name="P14">- save game</text:p>
                    </text:list-item>
                  </text:list>
                </text:list-item>
                <text:list-item>
                  <text:p text:style-name="P14">- unit</text:p>
                  <text:list>
                    <text:list-item>
                      <text:p text:style-name="P14">- move to</text:p>
                    </text:list-item>
                    <text:list-item>
                      <text:p text:style-name="P14">- attack</text:p>
                    </text:list-item>
                    <text:list-item>
                      <text:p text:style-name="P14">- wait</text:p>
                    </text:list-item>
                    <text:list-item>
                      <text:p text:style-name="P14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13">- status window of the active unit </text:p>
              <text:list>
                <text:list-item>
                  <text:p text:style-name="P13">- Logos: health, ammo, fuel, cover, tile the unit stands on, thumbnail</text:p>
                </text:list-item>
                <text:list-item>
                  <text:p text:style-name="P13">- background</text:p>
                </text:list-item>
              </text:list>
            </text:list-item>
            <text:list-item>
              <text:p text:style-name="P13">- main menu</text:p>
              <text:list>
                <text:list-item>
                  <text:p text:style-name="P14">- set up custom team (team name, team color)</text:p>
                </text:list-item>
              </text:list>
            </text:list-item>
            <text:list-item>
              <text:p text:style-name="P13">- buy menu</text:p>
              <text:list>
                <text:list-item>
                  <text:p text:style-name="P13">- <text:span text:style-name="T13">create unit on the property </text:span>(subtract funds)</text:p>
                </text:list-item>
                <text:list-item>
                  <text:p text:style-name="P13"><text:soft-page-break/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9">- <text:span text:style-name="T10">tutorial</text:span></text:p>
            </text:list-item>
            <text:list-item>
              <text:p text:style-name="P15">- some interesting battles</text:p>
            </text:list-item>
            <text:list-item>
              <text:p text:style-name="P9"><text:span text:style-name="T10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8">- units</text:p>
            </text:list-item>
            <text:list-item>
              <text:p text:style-name="P8">- tiles</text:p>
            </text:list-item>
            <text:list-item>
              <text:p text:style-name="P8">- menus</text:p>
            </text:list-item>
            <text:list-item>
              <text:p text:style-name="P8">- characters</text:p>
            </text:list-item>
          </text:list>
        </text:list-item>
        <text:list-item>
          <text:p text:style-name="P8">fighting screen:</text:p>
          <text:list>
            <text:list-item>
              <text:p text:style-name="P8">- graphics for the tiles</text:p>
            </text:list-item>
            <text:list-item>
              <text:p text:style-name="P8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8">- movement for units</text:p>
            </text:list-item>
            <text:list-item>
              <text:p text:style-name="P8">- fighting animations</text:p>
            </text:list-item>
            <text:list-item>
              <text:p text:style-name="P9">- characters</text:p>
            </text:list-item>
          </text:list>
        </text:list-item>
        <text:list-item>
          <text:p text:style-name="P15">Commanders <text:span text:style-name="T23">(types)</text:span>:</text:p>
          <text:list>
            <text:list-item>
              <text:p text:style-name="P15">- Andy (average starter <text:span text:style-name="T24">with strong self-healing power</text:span>)</text:p>
            </text:list-item>
            <text:list-item>
              <text:p text:style-name="P15">- Max (Tanks!)</text:p>
            </text:list-item>
            <text:list-item>
              <text:p text:style-name="P15">- Grit (Artillery)</text:p>
            </text:list-item>
            <text:list-item>
              <text:p text:style-name="P15">- Kanbei (weak build up, but strong units)</text:p>
            </text:list-item>
            <text:list-item>
              <text:p text:style-name="P15">- Sami (infantry specialist)</text:p>
            </text:list-item>
            <text:list-item>
              <text:p text:style-name="P16">- Colin (cheap units)</text:p>
            </text:list-item>
            <text:list-item>
              <text:p text:style-name="P17">- Eagle (air units)</text:p>
            </text:list-item>
            <text:list-item>
              <text:p text:style-name="P17">- Drake (naval units)</text:p>
            </text:list-item>
            <text:list-item>
              <text:p text:style-name="P17">- Redhead <text:span text:style-name="T17">from green earth? (tanks too, compare to </text:span>Max)</text:p>
            </text:list-item>
          </text:list>
        </text:list-item>
        <text:list-item>
          <text:p text:style-name="P18">REFACTOR!</text:p>
        </text:list-item>
        <text:list-item>
          <text:p text:style-name="P10"><text:line-break/></text:p>
        </text:list-item>
      </text:list>
      <text:p text:style-name="P4"/>
      <text:p text:style-name="P4"/>
      <text:p text:style-name="P3"/>
      <text:p text:style-name="P3"/>
      <text:list xml:id="list2737317262" text:style-name="L2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2-22T22:23:25.446000000</dc:date>
    <meta:editing-duration>PT8H14S</meta:editing-duration>
    <meta:editing-cycles>7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74" meta:word-count="425" meta:character-count="2564" meta:non-whitespace-character-count="2121"/>
  </office:meta>
</office:document-meta>
</file>